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ahoma" svg:font-family="tahoma, aria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18f59d" officeooo:paragraph-rsid="0018f59d"/>
    </style:style>
    <style:style style:name="P2" style:family="paragraph" style:parent-style-name="Preformatted_20_Text">
      <style:paragraph-properties>
        <style:tab-stops>
          <style:tab-stop style:position="5.461cm"/>
        </style:tab-stops>
      </style:paragraph-properties>
      <style:text-properties officeooo:rsid="0018f59d" officeooo:paragraph-rsid="0018f59d"/>
    </style:style>
    <style:style style:name="P3" style:family="paragraph" style:parent-style-name="Preformatted_20_Text">
      <style:text-properties officeooo:rsid="0018f59d" officeooo:paragraph-rsid="003fe644"/>
    </style:style>
    <style:style style:name="P4" style:family="paragraph" style:parent-style-name="Preformatted_20_Text">
      <style:text-properties fo:font-size="14pt" fo:font-style="italic" fo:font-weight="bold" officeooo:rsid="0018f59d" officeooo:paragraph-rsid="0018f59d" style:font-size-asian="14pt" style:font-style-asian="italic" style:font-weight-asian="bold" style:font-size-complex="14pt" style:font-style-complex="italic" style:font-weight-complex="bold"/>
    </style:style>
    <style:style style:name="P5" style:family="paragraph" style:parent-style-name="Preformatted_20_Text">
      <style:text-properties fo:font-size="15pt" fo:font-style="normal" fo:font-weight="bold" officeooo:rsid="0018f59d" officeooo:paragraph-rsid="0018f59d" style:font-size-asian="15pt" style:font-style-asian="normal" style:font-weight-asian="bold" style:font-size-complex="15pt" style:font-style-complex="normal" style:font-weight-complex="bold"/>
    </style:style>
    <style:style style:name="P6" style:family="paragraph" style:parent-style-name="Preformatted_20_Text">
      <style:text-properties officeooo:rsid="00319cc5" officeooo:paragraph-rsid="00319cc5"/>
    </style:style>
    <style:style style:name="P7" style:family="paragraph" style:parent-style-name="Text_20_body">
      <style:text-properties fo:font-variant="normal" fo:text-transform="none" fo:color="#000000" style:font-name="tahoma" fo:font-size="9pt" fo:letter-spacing="normal" fo:font-style="normal" fo:font-weight="normal" officeooo:rsid="0018f59d" officeooo:paragraph-rsid="002faa07" style:font-size-asian="9pt" style:font-size-complex="9pt"/>
    </style:style>
    <style:style style:name="P8" style:family="paragraph" style:parent-style-name="Text_20_body">
      <style:paragraph-properties fo:line-height="150%"/>
      <style:text-properties fo:font-variant="normal" fo:text-transform="none" fo:color="#000000" fo:font-size="9pt" fo:letter-spacing="normal" fo:font-style="normal" fo:font-weight="normal" officeooo:paragraph-rsid="002faa07" style:font-size-asian="9pt" style:font-style-asian="normal" style:font-weight-asian="normal" style:font-size-complex="9pt"/>
    </style:style>
    <style:style style:name="P9" style:family="paragraph" style:parent-style-name="Text_20_body">
      <style:paragraph-properties fo:line-height="150%"/>
      <style:text-properties fo:font-variant="normal" fo:text-transform="none" fo:color="#000000" fo:font-size="9pt" fo:letter-spacing="normal" fo:font-style="normal" fo:font-weight="normal" officeooo:paragraph-rsid="00319cc5" style:font-size-asian="9pt" style:font-style-asian="normal" style:font-weight-asian="normal" style:font-size-complex="9pt"/>
    </style:style>
    <style:style style:name="P10" style:family="paragraph" style:parent-style-name="Text_20_body">
      <style:paragraph-properties fo:margin-left="0cm" fo:margin-right="0cm" fo:margin-top="0cm" fo:margin-bottom="0cm" loext:contextual-spacing="false" fo:line-height="150%" fo:text-align="start" style:justify-single-word="false" fo:widows="1" fo:text-indent="0cm" style:auto-text-indent="false" fo:padding="0cm" fo:border="none"/>
      <style:text-properties fo:font-variant="normal" fo:text-transform="none" fo:color="#000000" fo:font-size="9pt" fo:letter-spacing="normal" fo:font-style="normal" fo:font-weight="normal" style:font-size-asian="9pt" style:font-style-asian="normal" style:font-weight-asian="normal" style:font-size-complex="9pt"/>
    </style:style>
    <style:style style:name="T1" style:family="text">
      <style:text-properties officeooo:rsid="0023b367"/>
    </style:style>
    <style:style style:name="T2" style:family="text">
      <style:text-properties style:font-name="tahoma"/>
    </style:style>
    <style:style style:name="T3" style:family="text">
      <style:text-properties style:font-name="tahoma" officeooo:rsid="0018f59d"/>
    </style:style>
    <style:style style:name="T4" style:family="text">
      <style:text-properties style:font-name="tahoma" style:font-name-asian="tahoma"/>
    </style:style>
    <style:style style:name="T5" style:family="text">
      <style:text-properties style:font-name-asian="tahoma"/>
    </style:style>
    <style:style style:name="T6" style:family="text">
      <style:text-properties officeooo:rsid="0018f59d" style:font-name-asian="tahoma"/>
    </style:style>
    <style:style style:name="T7" style:family="text">
      <style:text-properties officeooo:rsid="003f87ed"/>
    </style:style>
    <style:style style:name="T8" style:family="text">
      <style:text-properties fo:font-variant="normal" fo:text-transform="none" fo:color="#000000" style:font-name="tahoma" fo:font-size="10.5pt" fo:letter-spacing="normal" fo:font-style="normal" fo:font-weight="normal"/>
    </style:style>
    <style:style style:name="T9" style:family="text">
      <style:text-properties fo:font-variant="normal" fo:text-transform="none" fo:color="#000000" fo:letter-spacing="normal"/>
    </style:style>
    <style:style style:name="T10" style:family="text">
      <style:text-properties fo:font-variant="normal" fo:text-transform="none" fo:color="#000000" fo:letter-spacing="normal" style:font-name-asian="tahoma" style:font-size-asian="10.5pt" style:font-style-asian="normal" style:font-weight-asian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 text:c="9"/>python2和python3的几个区别</text:p>
      <text:p text:style-name="P7"/>
      <text:p text:style-name="P9"><text:span text:style-name="T3">Python 3.x </text:span><text:span text:style-name="T6">起始版本是</text:span><text:span text:style-name="T3">Python 3.0,</text:span><text:span text:style-name="T6">目前的最新版本是 </text:span><text:span text:style-name="T3">3.3.3.</text:span></text:p>
      <text:p text:style-name="P9"><text:span text:style-name="T2">Python</text:span><text:span text:style-name="T5">之父</text:span><text:span text:style-name="T2">Guido van Rossum</text:span><text:span text:style-name="T5">谈到了</text:span><text:span text:style-name="T2">Python 3.0</text:span><text:span text:style-name="T5">的构思</text:span><text:span text:style-name="T2">:</text:span></text:p>
      <text:p text:style-name="P8"><text:span text:style-name="T5">一直以来，除非要打破向后兼容性，否则很多缺陷和错误都无法修复。因此，</text:span><text:span text:style-name="T2">Python 3000</text:span><text:span text:style-name="T5">将会作为第一个放弃向后兼容性的</text:span><text:span text:style-name="T2">Python</text:span><text:span text:style-name="T5">版本，目的就是要让</text:span><text:span text:style-name="T2">Python</text:span><text:span text:style-name="T5">向着最好的语言前进。</text:span></text:p>
      <text:p text:style-name="P10"><text:span text:style-name="T2">Python</text:span><text:span text:style-name="T5">的</text:span><text:span text:style-name="T2">3.0</text:span><text:span text:style-name="T5">版本，常被称为</text:span><text:span text:style-name="T2">Python 3000</text:span><text:span text:style-name="T5">，或简称</text:span><text:span text:style-name="T2">Py3k</text:span><text:span text:style-name="T5">。相对于</text:span><text:span text:style-name="T2">Python</text:span><text:span text:style-name="T5">的早期版本，这是一个较大的升级。为了不带入过多的累赘，</text:span><text:span text:style-name="T2">Python 3.0</text:span><text:span text:style-name="T5">在设计的时候没有考虑向下兼容。许多针对早期</text:span><text:span text:style-name="T2">Python</text:span><text:span text:style-name="T5">版本设计的程序都无法在</text:span><text:span text:style-name="T2">Python 3.0</text:span><text:span text:style-name="T5">上正常运行。为了照顾现有程序，</text:span><text:span text:style-name="T2">Python 2.6</text:span><text:span text:style-name="T5">作为一个过渡版本，基本使用了</text:span><text:span text:style-name="T2">Python 2.x</text:span><text:span text:style-name="T5">的语法和库，同时考虑了向</text:span><text:span text:style-name="T2">Python 3.0</text:span><text:span text:style-name="T5">的迁移，允许使用部分</text:span><text:span text:style-name="T2">Python 3.0</text:span><text:span text:style-name="T5">的语法与函数。基于早期</text:span><text:span text:style-name="T2">Python</text:span><text:span text:style-name="T5">版本而能正常运行于</text:span><text:span text:style-name="T2">Python 2.6</text:span><text:span text:style-name="T5">并无警告。程序可以通过一个</text:span><text:span text:style-name="T2">2to3</text:span><text:span text:style-name="T5">的转换工具无缝迁移到</text:span><text:span text:style-name="T2">Python 3.0</text:span><text:span text:style-name="T5">。</text:span><text:span text:style-name="T2">Python</text:span><text:span text:style-name="T5">有一些很有用的测试模块，包括</text:span><text:span text:style-name="T2">doctext</text:span><text:span text:style-name="T5">和</text:span><text:span text:style-name="T2">unitest</text:span><text:span text:style-name="T5">。确保在尝试移植到</text:span><text:span text:style-name="T2">Python3</text:span><text:span text:style-name="T5">之前，对应用程序进行全面测试。要确保测试范围尽可能大，而且程序在</text:span><text:span text:style-name="T2">Python2.6</text:span><text:span text:style-name="T5">上运行时，能通过测试并且没有出现任何警告信息。</text:span></text:p>
      <text:p text:style-name="P10"><text:span text:style-name="T5">新的</text:span><text:span text:style-name="T2">Python</text:span><text:span text:style-name="T5">程序建议使用</text:span><text:span text:style-name="T2">Python 3.0</text:span><text:span text:style-name="T5">版本的语法。除非运行环境无法安装</text:span><text:span text:style-name="T2">Python 3.0</text:span><text:span text:style-name="T5">或者程序本身使用了不支持</text:span><text:span text:style-name="T2">Python 3.0</text:span><text:span text:style-name="T5">的第三方库。目前不支持</text:span><text:span text:style-name="T2">Python 3.0</text:span><text:span text:style-name="T5">的第三方库有</text:span><text:span text:style-name="T2">Twisted, py2exe, PIL</text:span><text:span text:style-name="T5">等。大多数第三方库都正在努力地兼容</text:span><text:span text:style-name="T2">Python 3.0</text:span><text:span text:style-name="T5">版本。即使无法立即使用</text:span><text:span text:style-name="T2">Python 3.0</text:span><text:span text:style-name="T5">，也建议编写兼容</text:span><text:span text:style-name="T2">Python 3.0</text:span><text:span text:style-name="T5">版本的程序，然后使用</text:span><text:span text:style-name="T2">Python 2.6, Python 2.7</text:span><text:span text:style-name="T5">来运行。</text:span><text:span text:style-name="T2">Python 2.7</text:span><text:span text:style-name="T5">被确定为最后一个</text:span><text:span text:style-name="T2">Python 2.x</text:span><text:span text:style-name="T5">版本，它除了支持</text:span><text:span text:style-name="T2">Python 2.x</text:span><text:span text:style-name="T5">语法外，还支持部分</text:span><text:span text:style-name="T2">Python 3.1</text:span><text:span text:style-name="T5">语法</text:span><text:span text:style-name="T4">。</text:span></text:p>
      <text:p text:style-name="P1"/>
      <text:p text:style-name="P1"/>
      <text:p text:style-name="P4">一、print</text:p>
      <text:p text:style-name="P1">括号</text:p>
      <text:p text:style-name="P1">python2: print "ke<text:span text:style-name="T1">y</text:span>", 2</text:p>
      <text:p text:style-name="P1">python3: print("k<text:span text:style-name="T1">ey</text:span>", 2)</text:p>
      <text:p text:style-name="P1">结尾换行</text:p>
      <text:p text:style-name="P1">python2: print x, <text:s text:c="18"/># 使用逗号结尾禁止换行</text:p>
      <text:p text:style-name="P1">python3: print(x, end=" ") <text:s text:c="9"/># 使用空格代替换行</text:p>
      <text:p text:style-name="P1">输出新行</text:p>
      <text:p text:style-name="P1">python2: print <text:s text:c="25"/></text:p>
      <text:p text:style-name="P1">python3: print() <text:s text:c="23"/></text:p>
      <text:p text:style-name="P1">重新定向标准错误信息</text:p>
      <text:p text:style-name="P1">python2: print &gt;&gt;sys.stderr, "fatal error"</text:p>
      <text:p text:style-name="P1">python3: print("fatal error", file=sys.stderr)</text:p>
      <text:p text:style-name="P1"><text:s text:c="14"/></text:p>
      <text:p text:style-name="P1"/>
      <text:p text:style-name="P4">二、整数及除法</text:p>
      <text:p text:style-name="P1"/>
      <text:p text:style-name="P1">python2：返回相除的值，向下取整。</text:p>
      <text:p text:style-name="P1">python3：返回浮点数。</text:p>
      <text:p text:style-name="P1"/>
      <text:p text:style-name="P4">三、读取键盘输入</text:p>
      <text:p text:style-name="P1"/>
      <text:p text:style-name="P1">input代替raw_input</text:p>
      <text:p text:style-name="P1"/>
      <text:p text:style-name="P4">四、字符串格式变化</text:p>
      <text:p text:style-name="P1"/>
      <text:p text:style-name="P1"><text:soft-page-break/>name = ‘abc‘</text:p>
      <text:p text:style-name="P1">age = 12</text:p>
      <text:p text:style-name="P1"/>
      <text:p text:style-name="P1">python2:print(“%s is %s years old”%(name,age))</text:p>
      <text:p text:style-name="P1">python3:print(“{0} is {1}years old”.formate(name,age))</text:p>
      <text:p text:style-name="P1"/>
      <text:p text:style-name="P1"/>
      <text:p text:style-name="P4">五、比较</text:p>
      <text:p text:style-name="P1"/>
      <text:p text:style-name="P1">python2: <text:s text:c="2"/>123 &lt; “ab” <text:s text:c="3"/>True</text:p>
      <text:p text:style-name="P1">python3: <text:s text:c="2"/>123 &lt; “ab” <text:s text:c="3"/>报错</text:p>
      <text:p text:style-name="P1"/>
      <text:p text:style-name="P4">六、数据类型</text:p>
      <text:p text:style-name="P1"/>
      <text:p text:style-name="P3"><text:span text:style-name="T10">新增了</text:span><text:span text:style-name="T8">bytes</text:span><text:span text:style-name="T10">类型定义一个</text:span><text:span text:style-name="T8">bytes</text:span><text:span text:style-name="T10">字面量,方法如下：</text:span><text:line-break/><text:span text:style-name="T8">&gt;&gt;&gt; b = b'china'</text:span><text:line-break/><text:span text:style-name="T8">&gt;&gt;&gt; type(b)</text:span><text:line-break/><text:span text:style-name="T8">&lt;class 'bytes'&gt;</text:span><text:line-break/><text:span text:style-name="T8">str</text:span><text:span text:style-name="T10">对象和</text:span><text:span text:style-name="T8">bytes</text:span><text:span text:style-name="T10">对象可以使用</text:span><text:span text:style-name="T8">.encode() (str -&gt; bytes) or .decode() (bytes -&gt; str)</text:span><text:span text:style-name="T10">方法相互转化。</text:span><text:line-break/><text:span text:style-name="T8">&gt;&gt;&gt; s = b.decode()</text:span><text:line-break/><text:span text:style-name="T8">&gt;&gt;&gt; s</text:span><text:line-break/><text:span text:style-name="T9"> </text:span><text:span text:style-name="T8">'china'</text:span><text:line-break/><text:span text:style-name="T8">&gt;&gt;&gt; b1 = s.encode()</text:span><text:line-break/><text:span text:style-name="T8">&gt;&gt;&gt; b1</text:span><text:line-break/> <text:span text:style-name="T8">b'china'</text:span></text:p>
      <text:p text:style-name="P1"/>
      <text:p text:style-name="P1"/>
      <text:p text:style-name="P4">七、ASCLL</text:p>
      <text:p text:style-name="P1"/>
      <text:p text:style-name="P1"/>
      <text:p text:style-name="P3">python3源码文件默认使用utf-8编码,标识符支持非ASCLL字符。</text:p>
      <text:p text:style-name="P1"/>
      <text:p text:style-name="P1"/>
      <text:p text:style-name="P4">八、字典</text:p>
      <text:p text:style-name="P1"/>
      <text:p text:style-name="P1"/>
      <text:p text:style-name="P1">python2: <text:s text:c="3"/>dict.iterkeys()</text:p>
      <text:p text:style-name="P1"><text:s text:c="12"/>dict.itervalues()</text:p>
      <text:p text:style-name="P1"><text:s text:c="12"/>dict.iteritems()</text:p>
      <text:p text:style-name="P1"/>
      <text:p text:style-name="P1">python3: <text:s text:c="3"/>dict.keys()</text:p>
      <text:p text:style-name="P1"><text:s text:c="12"/>dict.values()</text:p>
      <text:p text:style-name="P1"><text:s text:c="12"/>dic.items()</text:p>
      <text:p text:style-name="P2"/>
      <text:p text:style-name="P1">Python 3内的dict.iterkeys(),dict.itervalues(),dict.iteritems()方法的删除,变成了:dict.keys(),dict.values(),dict.items()，它们被进行了修补，可以返回轻量的、类似于集的容器对象，而不是键和值的列表。这样的好处是在不进行键和条目复制的情况下，就能在其上执行set操作。dict.has_key()同样被移除。</text:p>
      <text:p text:style-name="P4"/>
      <text:p text:style-name="P4">九、异常</text:p>
      <text:p text:style-name="P1"/>
      <text:p text:style-name="P1">1、所有异常都从 BaseException继承，并删除了StardardError</text:p>
      <text:p text:style-name="P1">2、去除了异常类的序列行为和.message属性</text:p>
      <text:p text:style-name="P1">3、用 raise Exception(args)代替 raise Exception, args语法</text:p>
      <text:p text:style-name="P1">4、捕获异常的语法改变，引入了as关键字来标识异常实例。</text:p>
      <text:p text:style-name="P1"/>
      <text:p text:style-name="P1">在python2中：</text:p>
      <text:p text:style-name="P1"><text:s text:c="4"/>&gt;&gt;&gt; try:</text:p>
      <text:p text:style-name="P1"><text:soft-page-break/><text:s text:c="4"/>... <text:s text:c="3"/>raise <text:span text:style-name="T7">My</text:span>Error('Error')</text:p>
      <text:p text:style-name="P1"><text:s text:c="4"/>... except <text:span text:style-name="T7">My</text:span>Error, error:</text:p>
      <text:p text:style-name="P1"><text:s text:c="4"/>... <text:s text:c="3"/>print error.message</text:p>
      <text:p text:style-name="P1"><text:s text:c="4"/>...</text:p>
      <text:p text:style-name="P1"><text:s text:c="4"/>Error</text:p>
      <text:p text:style-name="P1">在python3中：</text:p>
      <text:p text:style-name="P1"><text:s text:c="4"/>&gt;&gt;&gt; try:</text:p>
      <text:p text:style-name="P1"><text:s text:c="10"/>raise MyError('Error')</text:p>
      <text:p text:style-name="P1"><text:s text:c="8"/>except <text:span text:style-name="T7">My</text:span>Error as error: </text:p>
      <text:p text:style-name="P1"><text:s text:c="10"/>print(str(error))</text:p>
      <text:p text:style-name="P1"><text:s text:c="4"/>Error</text:p>
      <text:p text:style-name="P1"/>
      <text:p text:style-name="P1"/>
      <text:p text:style-name="P4">十、模块变动</text:p>
      <text:p text:style-name="P1"/>
      <text:p text:style-name="P1">1、移除了cPickle模块，可以使用pickle模块代替。最终我们将会有一个透明高效的模块。</text:p>
      <text:p text:style-name="P1">2、移除了imageop模块</text:p>
      <text:p text:style-name="P1">3、移除了 audiodev, Bastion, bsddb185, exceptions, linuxaudiodev, md5, MimeWriter, mimify, popen2, </text:p>
      <text:p text:style-name="P1">rexec, sets, sha, stringold, strop, sunaudiodev, timing和xmllib模块</text:p>
      <text:p text:style-name="P1">4、移除了bsddb模块</text:p>
      <text:p text:style-name="P1">5、移除了new模块</text:p>
      <text:p text:style-name="P1">6、os.tmpnam()和os.tmpfile()函数被移动到tmpfile模块下</text:p>
      <text:p text:style-name="P1">7、tokenize模块现在使用bytes工作。主要的入口点不再是generate_tokens，而是 tokenize.tokenize()</text:p>
      <text:p text:style-name="P1"/>
      <text:p text:style-name="P6"/>
      <text:p text:style-name="P6"/>
      <text:p text:style-name="P6">http://www.jb51.net/article/34011.htm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ahoma" svg:font-family="tahoma, aria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8-04T11:04:26.832875219</dc:date>
    <meta:editing-duration>PT2H17M38S</meta:editing-duration>
    <meta:editing-cycles>15</meta:editing-cycles>
    <meta:generator>LibreOffice/5.1.4.2$Linux_X86_64 LibreOffice_project/10m0$Build-2</meta:generator>
    <meta:document-statistic meta:table-count="0" meta:image-count="0" meta:object-count="0" meta:page-count="3" meta:paragraph-count="73" meta:word-count="1151" meta:character-count="2938" meta:non-whitespace-character-count="2560"/>
  </office:meta>
</office:document-meta>
</file>